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40da6" officeooo:paragraph-rsid="00040da6" style:font-weight-asian="bold" style:font-weight-complex="bold"/>
    </style:style>
    <style:style style:name="P2" style:family="paragraph" style:parent-style-name="Standard">
      <style:text-properties fo:font-weight="bold" officeooo:rsid="000535e8" officeooo:paragraph-rsid="000535e8" style:font-weight-asian="bold" style:font-weight-complex="bold"/>
    </style:style>
    <style:style style:name="P3" style:family="paragraph" style:parent-style-name="Standard">
      <style:text-properties fo:font-weight="bold" officeooo:rsid="00075b4c" officeooo:paragraph-rsid="00075b4c" style:font-weight-asian="bold" style:font-weight-complex="bold"/>
    </style:style>
    <style:style style:name="P4" style:family="paragraph" style:parent-style-name="Standard">
      <style:text-properties fo:font-weight="normal" officeooo:rsid="00040da6" officeooo:paragraph-rsid="00040da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40da6" officeooo:paragraph-rsid="00040da6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40da6" officeooo:paragraph-rsid="00040da6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075b4c" officeooo:paragraph-rsid="00075b4c" style:font-weight-asian="normal" style:font-weight-complex="normal"/>
    </style:style>
    <style:style style:name="P8" style:family="paragraph" style:parent-style-name="Standard">
      <style:text-properties fo:font-weight="normal" officeooo:rsid="00075b4c" officeooo:paragraph-rsid="00075b4c" style:font-weight-asian="normal" style:font-weight-complex="normal"/>
    </style:style>
    <style:style style:name="T1" style:family="text">
      <style:text-properties officeooo:rsid="000535e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RATOGA PUBLIC RESTROOMS</text:p>
      <text:p text:style-name="P1"/>
      <text:p text:style-name="P4">HTML/CSS:</text:p>
      <text:p text:style-name="P1"/>
      <text:p text:style-name="P1">Home page:</text:p>
      <text:list xml:id="list1025728782" text:style-name="L1">
        <text:list-item>
          <text:p text:style-name="P5">Has <text:span text:style-name="T1">dynamic </text:span>list of public restrooms <text:span text:style-name="T1">linked to database.</text:span></text:p>
          <text:list>
            <text:list-item>
              <text:p text:style-name="P5">Can click on each restroom <text:s/>to go to its page</text:p>
            </text:list-item>
          </text:list>
        </text:list-item>
        <text:list-item>
          <text:p text:style-name="P5">Has Google map with pinpoints at public restroom locations</text:p>
        </text:list-item>
      </text:list>
      <text:p text:style-name="P4"/>
      <text:p text:style-name="P1">Restroom Page:</text:p>
      <text:list xml:id="list4188524737" text:style-name="L2">
        <text:list-item>
          <text:p text:style-name="P6">Page is dynamic, changes depending on restroom clicked</text:p>
        </text:list-item>
        <text:list-item>
          <text:p text:style-name="P6">Each page contains:</text:p>
          <text:list>
            <text:list-item>
              <text:p text:style-name="P6">Google map showing location of restroom</text:p>
            </text:list-item>
            <text:list-item>
              <text:p text:style-name="P6">Name of restroom</text:p>
            </text:list-item>
            <text:list-item>
              <text:p text:style-name="P6">Address</text:p>
            </text:list-item>
            <text:list-item>
              <text:p text:style-name="P6">Comments. <text:span text:style-name="T1">Linked to database</text:span></text:p>
              <text:list>
                <text:list-item>
                  <text:p text:style-name="P6">username</text:p>
                </text:list-item>
                <text:list-item>
                  <text:p text:style-name="P6">date</text:p>
                </text:list-item>
                <text:list-item>
                  <text:p text:style-name="P6">comment</text:p>
                </text:list-item>
              </text:list>
            </text:list-item>
          </text:list>
        </text:list-item>
      </text:list>
      <text:p text:style-name="P4"/>
      <text:p text:style-name="P2">Submit Restroom Page:</text:p>
      <text:list xml:id="list823965901" text:style-name="L4">
        <text:list-item>
          <text:p text:style-name="P7">Form</text:p>
          <text:list>
            <text:list-item>
              <text:p text:style-name="P7">Address / Pinpoint on map</text:p>
            </text:list-item>
            <text:list-item>
              <text:p text:style-name="P7">Description</text:p>
            </text:list-item>
            <text:list-item>
              <text:p text:style-name="P7">Photos</text:p>
            </text:list-item>
            <text:list-item>
              <text:p text:style-name="P7">Additional comments</text:p>
            </text:list-item>
            <text:list-item>
              <text:p text:style-name="P7">Submit</text:p>
            </text:list-item>
          </text:list>
        </text:list-item>
      </text:list>
      <text:p text:style-name="P8"/>
      <text:p text:style-name="P3">Thank you for submit Page:</text:p>
      <text:p text:style-name="P3"/>
      <text:p text:style-name="P3">404 Page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18:14:08.416314024</dc:date>
    <meta:editing-duration>PT7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03" meta:character-count="544" meta:non-whitespace-character-count="483"/>
  </office:meta>
</office:document-meta>
</file>